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variant="normal" fo:text-transform="none" style:font-name="Liberation Serif" fo:font-size="12pt" fo:letter-spacing="normal" fo:font-style="normal" style:text-underline-style="none" fo:font-weight="normal" officeooo:rsid="00160be7" officeooo:paragraph-rsid="0017d7e8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variant="normal" fo:text-transform="none" style:font-name="Liberation Serif" fo:font-size="12pt" fo:letter-spacing="normal" fo:font-style="normal" style:text-underline-style="none" fo:font-weight="normal" officeooo:rsid="0015c8d7" officeooo:paragraph-rsid="0017d7e8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variant="normal" fo:text-transform="none" fo:font-size="12pt" fo:letter-spacing="normal" fo:font-style="normal" fo:font-weight="normal" officeooo:paragraph-rsid="0017d7e8"/>
    </style:style>
    <style:style style:name="P4" style:family="paragraph" style:parent-style-name="Standard" style:list-style-name="L1">
      <style:text-properties style:text-underline-style="none" fo:font-weight="normal" officeooo:rsid="0015c8d7" officeooo:paragraph-rsid="0017d7e8" style:font-weight-asian="normal" style:font-weight-complex="normal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17d7e8" officeooo:paragraph-rsid="0017d7e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7d7e8" officeooo:paragraph-rsid="0017d7e8" style:font-weight-asian="bold" style:font-weight-complex="bold"/>
    </style:style>
    <style:style style:name="T1" style:family="text">
      <style:text-properties officeooo:rsid="00160be7"/>
    </style:style>
    <style:style style:name="T2" style:family="text">
      <style:text-properties style:font-name="Liberation Serif" style:text-underline-style="none" officeooo:rsid="00160be7" style:font-size-asian="12pt" style:font-weight-asian="normal" style:font-size-complex="12pt" style:font-weight-complex="normal"/>
    </style:style>
    <style:style style:name="T3" style:family="text">
      <style:text-properties fo:color="#0099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41627334077500805" text:style-name="L1">
        <text:list-header>
          <text:p text:style-name="P5">Dictionary Assignement</text:p>
        </text:list-header>
      </text:list>
      <text:p text:style-name="P6"/>
      <text:list xml:id="list81550592979737" text:continue-numbering="true" text:style-name="L1">
        <text:list-item>
          <text:p text:style-name="P4">Define a dictionary</text:p>
          <text:list>
            <text:list-item>
              <text:p text:style-name="P4">Fetch all keys from dictionary</text:p>
            </text:list-item>
            <text:list-item>
              <text:p text:style-name="P4">Fetch all values from dictionary</text:p>
            </text:list-item>
            <text:list-item>
              <text:p text:style-name="P4">Fetch values by user input.</text:p>
            </text:list-item>
          </text:list>
        </text:list-item>
        <text:list-item>
          <text:p text:style-name="P4">Define a dictionary</text:p>
          <text:list>
            <text:list-item>
              <text:p text:style-name="P4">Delete the value by user input.</text:p>
            </text:list-item>
            <text:list-item>
              <text:p text:style-name="P4">And print all values by using loop</text:p>
            </text:list-item>
          </text:list>
        </text:list-item>
        <text:list-item>
          <text:p text:style-name="P4">Define a dictionary, Square each value in dictionary</text:p>
        </text:list-item>
        <text:list-item>
          <text:p text:style-name="P4">Define a dictionary, Ask input from user for key and check whether user given input key is in dictionary or not</text:p>
        </text:list-item>
        <text:list-item>
          <text:p text:style-name="P4">Define a dictionary, <text:span text:style-name="T1">Square the value given by user.</text:span></text:p>
        </text:list-item>
        <text:list-item>
          <text:p text:style-name="P2">Write a Python program to add a key to a dictionary.</text:p>
        </text:list-item>
        <text:list-item>
          <text:p text:style-name="P1">Write a python script to merge two dictionaries.</text:p>
          <text:list>
            <text:list-item>
              <text:p text:style-name="P1">Example : d1={‘a’:100,’b’:200}, d2={‘x’:300,’z’:500}</text:p>
            </text:list-item>
            <text:list-item>
              <text:p text:style-name="P3"><text:span text:style-name="T2">Output : </text:span><text:span text:style-name="T3">{'x': 300, 'y': 200, 'a': 100, 'b': 200}</text:span></text:p>
            </text:list-item>
          </text:list>
        </text:list-item>
        <text:list-item>
          <text:p text:style-name="P1">Write a python program to remove the a key from the dictiona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4:07.788468409</meta:creation-date>
    <dc:date>2018-04-12T08:15:49.602368334</dc:date>
    <meta:editing-duration>PT1M42S</meta:editing-duration>
    <meta:editing-cycles>1</meta:editing-cycles>
    <meta:document-statistic meta:table-count="0" meta:image-count="0" meta:object-count="0" meta:page-count="1" meta:paragraph-count="16" meta:word-count="135" meta:character-count="709" meta:non-whitespace-character-count="606"/>
    <meta:generator>LibreOffice/5.1.6.2$Linux_X86_64 LibreOffice_project/10m0$Build-2</meta:generator>
  </office:meta>
</office:document-meta>
</file>